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094d8b"/>
    </style:style>
    <style:style style:name="P2" style:family="paragraph" style:parent-style-name="_5f_code">
      <style:text-properties fo:language="en" fo:country="US" officeooo:rsid="000ae7ef" officeooo:paragraph-rsid="000ae7ef"/>
    </style:style>
    <style:style style:name="P3" style:family="paragraph" style:parent-style-name="_5f_paragraph">
      <style:text-properties style:font-name="Calibri Light1" fo:font-size="11pt" fo:language="en" fo:country="US" fo:font-weight="250" officeooo:rsid="0012f9ac" officeooo:paragraph-rsid="0012f9ac"/>
    </style:style>
    <style:style style:name="P4" style:family="paragraph" style:parent-style-name="_5f_paragraph">
      <style:text-properties style:font-name="Calibri Light1" fo:font-size="11pt" fo:language="en" fo:country="US" fo:font-weight="250" officeooo:rsid="00090cd7" officeooo:paragraph-rsid="00090cd7"/>
    </style:style>
    <style:style style:name="P5" style:family="paragraph" style:parent-style-name="_5f_paragraph">
      <style:text-properties style:font-name="Calibri Light1" fo:font-size="11pt" fo:language="ru" fo:country="RU" fo:font-weight="250" officeooo:rsid="000648f6" officeooo:paragraph-rsid="000648f6"/>
    </style:style>
    <style:style style:name="P6" style:family="paragraph" style:parent-style-name="_5f_paragraph">
      <style:text-properties style:font-name="Calibri Light1" fo:font-size="11pt" fo:language="ru" fo:country="RU" fo:font-weight="250" officeooo:rsid="0008fc78" officeooo:paragraph-rsid="0008fc78"/>
    </style:style>
    <style:style style:name="P7" style:family="paragraph" style:parent-style-name="_5f_paragraph">
      <style:text-properties style:font-name="Calibri Light1" fo:font-size="11pt" fo:language="ru" fo:country="RU" fo:font-weight="250" officeooo:rsid="000c66b2" officeooo:paragraph-rsid="000c66b2"/>
    </style:style>
    <style:style style:name="P8" style:family="paragraph" style:parent-style-name="_5f_paragraph">
      <style:text-properties style:font-name="Calibri Light1" fo:font-size="11pt" fo:language="ru" fo:country="RU" fo:font-weight="250" officeooo:rsid="000ec654" officeooo:paragraph-rsid="000ec654"/>
    </style:style>
    <style:style style:name="P9" style:family="paragraph" style:parent-style-name="_5f_paragraph">
      <style:text-properties style:font-name="Calibri Light1" fo:font-size="11pt" fo:language="ru" fo:country="RU" fo:font-weight="250" officeooo:rsid="0011b829" officeooo:paragraph-rsid="0011b829"/>
    </style:style>
    <style:style style:name="P10" style:family="paragraph" style:parent-style-name="_5f_paragraph">
      <style:text-properties style:font-name="Calibri Light1" fo:font-size="11pt" fo:language="ru" fo:country="RU" fo:font-weight="250" officeooo:rsid="0012f9ac" officeooo:paragraph-rsid="0012f9ac"/>
    </style:style>
    <style:style style:name="P11" style:family="paragraph" style:parent-style-name="_5f_paragraph">
      <style:text-properties style:font-name="Calibri Light1" fo:font-size="11pt" fo:language="ru" fo:country="RU" fo:font-weight="250" officeooo:rsid="00147174" officeooo:paragraph-rsid="00147174"/>
    </style:style>
    <style:style style:name="P12" style:family="paragraph" style:parent-style-name="_5f_paragraph">
      <style:text-properties style:font-name="Calibri Light1" fo:font-size="11pt" fo:language="ru" fo:country="RU" fo:font-weight="250" officeooo:rsid="00155a76" officeooo:paragraph-rsid="00155a76"/>
    </style:style>
    <style:style style:name="P13" style:family="paragraph" style:parent-style-name="_5f_paragraph">
      <style:text-properties style:font-name="Calibri Light1" fo:font-size="11pt" fo:language="ru" fo:country="RU" fo:font-weight="250" officeooo:rsid="00172e2a" officeooo:paragraph-rsid="00172e2a"/>
    </style:style>
    <style:style style:name="P14" style:family="paragraph" style:parent-style-name="_5f_paragraph">
      <style:text-properties style:font-name="Calibri Light1" fo:font-size="11pt" fo:language="ru" fo:country="RU" fo:font-weight="250" officeooo:rsid="00184701" officeooo:paragraph-rsid="00184701"/>
    </style:style>
    <style:style style:name="P15" style:family="paragraph" style:parent-style-name="_5f_paragraph">
      <style:text-properties style:font-name="Calibri Light1" fo:font-size="11pt" fo:language="ru" fo:country="RU" fo:font-weight="250" officeooo:rsid="001c43be" officeooo:paragraph-rsid="001c43be"/>
    </style:style>
    <style:style style:name="P16" style:family="paragraph" style:parent-style-name="_5f_paragraph">
      <style:text-properties style:font-name="Calibri Light1" fo:font-size="11pt" fo:language="ru" fo:country="RU" fo:font-weight="250" officeooo:rsid="001c43be" officeooo:paragraph-rsid="001c7ed0"/>
    </style:style>
    <style:style style:name="P17" style:family="paragraph" style:parent-style-name="_5f_paragraph">
      <style:text-properties style:font-name="Calibri Light1" fo:font-size="11pt" fo:language="ru" fo:country="RU" fo:font-weight="250" officeooo:rsid="001c43be" officeooo:paragraph-rsid="003f4aae"/>
    </style:style>
    <style:style style:name="P18" style:family="paragraph" style:parent-style-name="_5f_paragraph">
      <style:text-properties style:font-name="Calibri Light1" fo:font-size="11pt" fo:language="ru" fo:country="RU" fo:font-weight="250" officeooo:rsid="001e0d19" officeooo:paragraph-rsid="001e0d19"/>
    </style:style>
    <style:style style:name="P19" style:family="paragraph" style:parent-style-name="_5f_paragraph">
      <style:text-properties style:font-name="Calibri Light1" fo:font-size="11pt" fo:language="ru" fo:country="RU" fo:font-weight="250" officeooo:rsid="001e0d19" officeooo:paragraph-rsid="002af993"/>
    </style:style>
    <style:style style:name="P20" style:family="paragraph" style:parent-style-name="_5f_paragraph">
      <style:text-properties style:font-name="Calibri Light1" fo:font-size="11pt" fo:language="ru" fo:country="RU" fo:font-weight="250" officeooo:rsid="002694e4" officeooo:paragraph-rsid="002694e4"/>
    </style:style>
    <style:style style:name="P21" style:family="paragraph" style:parent-style-name="_5f_paragraph">
      <style:text-properties style:font-name="Calibri Light1" fo:font-size="11pt" fo:language="ru" fo:country="RU" fo:font-weight="250" officeooo:rsid="002af993" officeooo:paragraph-rsid="002af993"/>
    </style:style>
    <style:style style:name="P22" style:family="paragraph" style:parent-style-name="_5f_paragraph">
      <style:text-properties style:font-name="Calibri Light1" fo:font-size="11pt" fo:language="ru" fo:country="RU" fo:font-weight="250" officeooo:rsid="00185ea4" officeooo:paragraph-rsid="00185ea4"/>
    </style:style>
    <style:style style:name="P23" style:family="paragraph" style:parent-style-name="_5f_paragraph">
      <style:text-properties style:font-name="Calibri Light1" fo:font-size="11pt" fo:language="ru" fo:country="RU" fo:font-weight="250" officeooo:rsid="002f6884" officeooo:paragraph-rsid="002f6884"/>
    </style:style>
    <style:style style:name="P24" style:family="paragraph" style:parent-style-name="_5f_paragraph">
      <style:text-properties style:font-name="Calibri Light1" fo:font-size="11pt" fo:language="ru" fo:country="RU" fo:font-weight="250" officeooo:rsid="002f6884" officeooo:paragraph-rsid="00342be5"/>
    </style:style>
    <style:style style:name="P25" style:family="paragraph" style:parent-style-name="_5f_paragraph">
      <style:text-properties style:font-name="Calibri Light1" fo:font-size="11pt" fo:language="ru" fo:country="RU" fo:font-weight="250" officeooo:rsid="0031cfa8" officeooo:paragraph-rsid="0031cfa8"/>
    </style:style>
    <style:style style:name="P26" style:family="paragraph" style:parent-style-name="_5f_paragraph">
      <style:text-properties style:font-name="Calibri Light1" fo:font-size="11pt" fo:language="ru" fo:country="RU" fo:font-weight="250" officeooo:rsid="0031cfa8" officeooo:paragraph-rsid="00342be5"/>
    </style:style>
    <style:style style:name="P27" style:family="paragraph" style:parent-style-name="_5f_paragraph">
      <style:text-properties style:font-name="Calibri Light1" fo:font-size="11pt" fo:language="ru" fo:country="RU" fo:font-weight="250" officeooo:rsid="0032a838" officeooo:paragraph-rsid="0032a838"/>
    </style:style>
    <style:style style:name="P28" style:family="paragraph" style:parent-style-name="_5f_paragraph">
      <style:text-properties style:font-name="Calibri Light1" fo:font-size="11pt" fo:language="ru" fo:country="RU" fo:font-weight="250" officeooo:rsid="0035410c" officeooo:paragraph-rsid="0035410c"/>
    </style:style>
    <style:style style:name="P29" style:family="paragraph" style:parent-style-name="_5f_paragraph">
      <style:text-properties style:font-name="Calibri Light1" fo:font-size="11pt" fo:language="ru" fo:country="RU" fo:font-weight="250" officeooo:rsid="0039149c" officeooo:paragraph-rsid="0039149c"/>
    </style:style>
    <style:style style:name="P30" style:family="paragraph" style:parent-style-name="_5f_paragraph">
      <style:text-properties style:font-name="Calibri Light1" fo:font-size="11pt" fo:language="ru" fo:country="RU" fo:font-weight="250" officeooo:rsid="003a817a" officeooo:paragraph-rsid="003a817a"/>
    </style:style>
    <style:style style:name="P31" style:family="paragraph" style:parent-style-name="_5f_paragraph">
      <style:text-properties style:font-name="Calibri Light1" fo:font-size="11pt" fo:language="ru" fo:country="RU" fo:font-weight="250" officeooo:rsid="003c284c" officeooo:paragraph-rsid="003c284c"/>
    </style:style>
    <style:style style:name="P32" style:family="paragraph" style:parent-style-name="_5f_paragraph">
      <style:text-properties style:font-name="Calibri Light1" fo:font-size="11pt" fo:language="ru" fo:country="RU" fo:font-weight="250" officeooo:rsid="003d836d" officeooo:paragraph-rsid="003d836d"/>
    </style:style>
    <style:style style:name="P33" style:family="paragraph" style:parent-style-name="_5f_paragraph">
      <style:text-properties style:font-name="Calibri Light1" fo:font-size="11pt" fo:language="ru" fo:country="RU" fo:font-weight="250" officeooo:rsid="003d836d" officeooo:paragraph-rsid="0040cc2d"/>
    </style:style>
    <style:style style:name="P34" style:family="paragraph" style:parent-style-name="_5f_paragraph">
      <style:text-properties style:font-name="Calibri Light1" fo:font-size="11pt" fo:language="ru" fo:country="RU" fo:font-weight="250" officeooo:rsid="003f4aae" officeooo:paragraph-rsid="003f4aae"/>
    </style:style>
    <style:style style:name="P35" style:family="paragraph" style:parent-style-name="_5f_paragraph">
      <style:text-properties style:font-name="Calibri Light1" fo:font-size="11pt" fo:language="ru" fo:country="RU" fo:font-weight="250" officeooo:rsid="0048716b" officeooo:paragraph-rsid="0048716b"/>
    </style:style>
    <style:style style:name="P36" style:family="paragraph" style:parent-style-name="_5f_paragraph">
      <style:text-properties fo:language="ru" fo:country="RU" officeooo:rsid="0043add0" officeooo:paragraph-rsid="0043add0"/>
    </style:style>
    <style:style style:name="P37" style:family="paragraph" style:parent-style-name="_5f_paragraph">
      <style:text-properties fo:language="ru" fo:country="RU" officeooo:rsid="00467c0f" officeooo:paragraph-rsid="00467c0f"/>
    </style:style>
    <style:style style:name="P38" style:family="paragraph" style:parent-style-name="_5f_paragraph">
      <style:text-properties officeooo:paragraph-rsid="0041f797"/>
    </style:style>
    <style:style style:name="P39" style:family="paragraph" style:parent-style-name="_5f_paragraph">
      <style:text-properties officeooo:rsid="0043add0" officeooo:paragraph-rsid="0043add0"/>
    </style:style>
    <style:style style:name="P40" style:family="paragraph" style:parent-style-name="_5f_paragraph">
      <style:text-properties officeooo:rsid="00463571" officeooo:paragraph-rsid="00463571"/>
    </style:style>
    <style:style style:name="P41" style:family="paragraph" style:parent-style-name="_5f_heading_5f_top">
      <style:text-properties officeooo:paragraph-rsid="0043add0"/>
    </style:style>
    <style:style style:name="P42" style:family="paragraph" style:parent-style-name="_5f_code">
      <style:text-properties officeooo:paragraph-rsid="0049ff7f"/>
    </style:style>
    <style:style style:name="P43" style:family="paragraph" style:parent-style-name="_5f_code">
      <style:text-properties fo:language="en" fo:country="US" officeooo:rsid="004b11fe" officeooo:paragraph-rsid="004b11fe"/>
    </style:style>
    <style:style style:name="P44" style:family="paragraph" style:parent-style-name="_5f_code">
      <style:text-properties officeooo:paragraph-rsid="004b11fe"/>
    </style:style>
    <style:style style:name="P45" style:family="paragraph" style:parent-style-name="_5f_code">
      <style:text-properties officeooo:paragraph-rsid="004d1028"/>
    </style:style>
    <style:style style:name="P46" style:family="paragraph" style:parent-style-name="_5f_heading_5f_top">
      <style:text-properties officeooo:paragraph-rsid="004b11fe"/>
    </style:style>
    <style:style style:name="P47" style:family="paragraph" style:parent-style-name="_5f_paragraph">
      <style:text-properties style:font-name="Calibri Light1" fo:font-size="11pt" fo:language="ru" fo:country="RU" fo:font-weight="250" officeooo:rsid="0049c1e1" officeooo:paragraph-rsid="0049c1e1"/>
    </style:style>
    <style:style style:name="P48" style:family="paragraph" style:parent-style-name="_5f_paragraph">
      <style:text-properties style:font-name="Calibri Light1" fo:font-size="11pt" fo:language="ru" fo:country="RU" fo:font-weight="250" officeooo:rsid="00090cd7" officeooo:paragraph-rsid="004b11fe"/>
    </style:style>
    <style:style style:name="P49" style:family="paragraph" style:parent-style-name="_5f_paragraph">
      <style:text-properties style:font-name="Calibri Light1" fo:font-size="11pt" fo:language="en" fo:country="US" fo:font-weight="250" officeooo:rsid="0049c1e1" officeooo:paragraph-rsid="0049c1e1"/>
    </style:style>
    <style:style style:name="P50" style:family="paragraph" style:parent-style-name="_5f_paragraph">
      <style:text-properties officeooo:paragraph-rsid="000648f6"/>
    </style:style>
    <style:style style:name="P51" style:family="paragraph" style:parent-style-name="_5f_paragraph">
      <style:text-properties fo:language="ru" fo:country="RU" officeooo:rsid="004e386d" officeooo:paragraph-rsid="004e386d"/>
    </style:style>
    <style:style style:name="P52" style:family="paragraph" style:parent-style-name="_5f_paragraph">
      <style:text-properties officeooo:paragraph-rsid="0049ff7f"/>
    </style:style>
    <style:style style:name="P53" style:family="paragraph" style:parent-style-name="_5f_paragraph">
      <style:text-properties officeooo:rsid="0049ff7f" officeooo:paragraph-rsid="0049ff7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fe50"/>
    </style:style>
    <style:style style:name="T3" style:family="text">
      <style:text-properties fo:language="en" fo:country="US" officeooo:rsid="001a49de"/>
    </style:style>
    <style:style style:name="T4" style:family="text">
      <style:text-properties fo:language="en" fo:country="US" officeooo:rsid="00342be5"/>
    </style:style>
    <style:style style:name="T5" style:family="text">
      <style:text-properties fo:language="en" fo:country="US" officeooo:rsid="0040227f"/>
    </style:style>
    <style:style style:name="T6" style:family="text">
      <style:text-properties fo:language="en" fo:country="US" officeooo:rsid="004d1028"/>
    </style:style>
    <style:style style:name="T7" style:family="text">
      <style:text-properties style:font-name="Calibri Light1" fo:font-size="11pt" fo:language="en" fo:country="US" fo:font-weight="250" officeooo:rsid="004ba5e6"/>
    </style:style>
    <style:style style:name="T8" style:family="text">
      <style:text-properties style:font-name="Calibri Light1" fo:font-size="11pt" fo:language="ru" fo:country="RU" fo:font-weight="250"/>
    </style:style>
    <style:style style:name="T9" style:family="text">
      <style:text-properties style:font-name="Calibri Light1" fo:font-size="11pt" fo:language="ru" fo:country="RU" fo:font-weight="250" officeooo:rsid="000648f6"/>
    </style:style>
    <style:style style:name="T10" style:family="text">
      <style:text-properties style:font-name="Calibri Light1" fo:font-size="11pt" fo:language="ru" fo:country="RU" fo:font-weight="250" officeooo:rsid="0049ff7f"/>
    </style:style>
    <style:style style:name="T11" style:family="text">
      <style:text-properties style:font-name="Calibri Light1" fo:font-size="11pt" fo:language="ru" fo:country="RU" fo:font-weight="250" officeooo:rsid="004afb05"/>
    </style:style>
    <style:style style:name="T12" style:family="text">
      <style:text-properties style:font-name="Calibri Light1" fo:font-size="11pt" fo:language="ru" fo:country="RU" fo:font-weight="250" officeooo:rsid="000ec654"/>
    </style:style>
    <style:style style:name="T13" style:family="text">
      <style:text-properties style:font-name="Calibri Light1" fo:font-size="11pt" fo:language="ru" fo:country="RU" fo:font-weight="250" officeooo:rsid="00503164"/>
    </style:style>
    <style:style style:name="T14" style:family="text">
      <style:text-properties style:font-name="Calibri Light1" fo:font-size="11pt" fo:font-weight="250"/>
    </style:style>
    <style:style style:name="T15" style:family="text">
      <style:text-properties style:font-name="Calibri Light1" fo:font-size="11pt" fo:font-weight="250" officeooo:rsid="004afb05"/>
    </style:style>
    <style:style style:name="T16" style:family="text">
      <style:text-properties style:font-name="Hack" fo:font-size="9pt" fo:language="en" fo:country="US" fo:font-weight="normal" officeooo:rsid="00094d8b"/>
    </style:style>
    <style:style style:name="T17" style:family="text">
      <style:text-properties style:font-name="Hack" fo:font-size="9pt" fo:language="en" fo:country="US" fo:font-weight="normal" officeooo:rsid="004b11fe"/>
    </style:style>
    <style:style style:name="T18" style:family="text">
      <style:text-properties style:font-name="Hack" fo:font-size="9pt" fo:language="en" fo:country="US" fo:font-weight="normal" officeooo:rsid="004d1028"/>
    </style:style>
    <style:style style:name="T19" style:family="text">
      <style:text-properties officeooo:rsid="000d3136"/>
    </style:style>
    <style:style style:name="T20" style:family="text">
      <style:text-properties officeooo:rsid="001a49de"/>
    </style:style>
    <style:style style:name="T21" style:family="text">
      <style:text-properties officeooo:rsid="001c7ed0"/>
    </style:style>
    <style:style style:name="T22" style:family="text">
      <style:text-properties officeooo:rsid="001e0d19"/>
    </style:style>
    <style:style style:name="T23" style:family="text">
      <style:text-properties officeooo:rsid="0020a3cd"/>
    </style:style>
    <style:style style:name="T24" style:family="text">
      <style:text-properties officeooo:rsid="002196b7"/>
    </style:style>
    <style:style style:name="T25" style:family="text">
      <style:text-properties officeooo:rsid="002511d0"/>
    </style:style>
    <style:style style:name="T26" style:family="text">
      <style:text-properties officeooo:rsid="002694e4"/>
    </style:style>
    <style:style style:name="T27" style:family="text">
      <style:text-properties officeooo:rsid="00285929"/>
    </style:style>
    <style:style style:name="T28" style:family="text">
      <style:text-properties officeooo:rsid="0029c667"/>
    </style:style>
    <style:style style:name="T29" style:family="text">
      <style:text-properties officeooo:rsid="002af993"/>
    </style:style>
    <style:style style:name="T30" style:family="text">
      <style:text-properties officeooo:rsid="00342be5"/>
    </style:style>
    <style:style style:name="T31" style:family="text">
      <style:text-properties fo:language="ru" fo:country="RU"/>
    </style:style>
    <style:style style:name="T32" style:family="text">
      <style:text-properties officeooo:rsid="002f6884"/>
    </style:style>
    <style:style style:name="T33" style:family="text">
      <style:text-properties officeooo:rsid="003f38b6"/>
    </style:style>
    <style:style style:name="T34" style:family="text">
      <style:text-properties officeooo:rsid="003f4aae"/>
    </style:style>
    <style:style style:name="T35" style:family="text">
      <style:text-properties fo:font-variant="normal" fo:text-transform="none" style:font-name="Bebas Neue Pro" fo:font-size="20pt" fo:language="en" fo:country="US" officeooo:rsid="0043add0"/>
    </style:style>
    <style:style style:name="T36" style:family="text">
      <style:text-properties officeooo:rsid="0044cddd"/>
    </style:style>
    <style:style style:name="T37" style:family="text">
      <style:text-properties officeooo:rsid="000648f6"/>
    </style:style>
    <style:style style:name="T38" style:family="text">
      <style:text-properties officeooo:rsid="004ba5e6"/>
    </style:style>
    <style:style style:name="T39" style:family="text">
      <style:text-properties fo:color="#0563c1" loext:opacity="100%" style:font-name="Calibri Light1" fo:font-size="11pt" fo:language="en" fo:country="US" style:text-underline-style="solid" style:text-underline-width="auto" style:text-underline-color="font-color" fo:font-weight="250" officeooo:rsid="004ba5e6"/>
    </style:style>
    <style:style style:name="T40" style:family="text">
      <style:text-properties officeooo:rsid="004d10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paragraph">Итак, у меня есть сервер с <text:span text:style-name="_5f_bold">Apache</text:span> <text:s/>и<text:span text:style-name="T1"> </text:span><text:span text:style-name="_5f_bold"><text:span text:style-name="T37">php</text:span></text:span><text:span text:style-name="T1"> </text:span>и <text:span text:style-name="_5f_bold">Mysql</text:span></text:p>
      <text:p text:style-name="P47">Все что связано с обучением называем wordpress</text:p>
      <text:p text:style-name="P47">Добавляем пользователя <text:span text:style-name="_5f_bold">wordpress</text:span> с паролем <text:span text:style-name="_5f_bold">wordpress</text:span> и с основной группой <text:span text:style-name="_5f_bold">www-data</text:span>. Эта группа под которой запущен <text:span text:style-name="_5f_bold">Apache</text:span>.</text:p>
      <text:p text:style-name="_5f_code">sudo useradd -m -s /bin/bash -g www-data wordpress</text:p>
      <text:p text:style-name="P42">sudo passwd wordpress</text:p>
      <text:p text:style-name="P49">m – <text:span text:style-name="T31">создать домашнюю директорию</text:span></text:p>
      <text:p text:style-name="P49">s – shell </text:p>
      <text:p text:style-name="P49">g – <text:span text:style-name="T31">основная группа</text:span></text:p>
      <text:p text:style-name="P52"><text:span text:style-name="T10">Каталог для сайта</text:span></text:p>
      <text:p text:style-name="P45"><text:s/>sudo mkdir -p /var/www/wordpress.<text:span text:style-name="T18">test</text:span>/public_html</text:p>
      <text:p text:style-name="P53"><text:span text:style-name="T8">Настройка прав </text:span><text:span text:style-name="T13">для обычного сайта.</text:span></text:p>
      <text:p text:style-name="_5f_code">sudo chown -R wordpress:www-data /var/www/wordpress.<text:span text:style-name="T18">test</text:span></text:p>
      <text:p text:style-name="P45">sudo find /var/www/wordpress.<text:span text:style-name="T18">test</text:span> -type d -exec chmod 755 {} \; -print</text:p>
      <text:p text:style-name="P45">sudo find /var/www/wordpress.<text:span text:style-name="T18">test</text:span> -type f -exec chmod 644 {} \; -print</text:p>
      <text:p text:style-name="_5f_heading_5f_bottom">Права доступа для WordPress</text:p>
      <text:p text:style-name="P51"><text:span text:style-name="T14">Все наши папки и файлы должны теперь принадлежать корректным пользователям. Самое время настроить режимы доступа. Вам надо будет запомнить следующее:</text:span></text:p>
      <text:p text:style-name="P51"><text:span text:style-name="T14">Все файлы должны быть 664.</text:span></text:p>
      <text:p text:style-name="_5f_code">sudo find /var/www/wordpress.test -type f -exec chmod 664 {} \; -print</text:p>
      <text:p text:style-name="P51"><text:span text:style-name="T14">Все папки должны быть 775.</text:span></text:p>
      <text:p text:style-name="_5f_code">sudo find /var/www/wordpress.test -type d -exec chmod 775 {} \; -print</text:p>
      <text:p text:style-name="P51"><text:span text:style-name="T14">wp-config.php должен быть 660.</text:span></text:p>
      <text:p text:style-name="P51"><text:span text:style-name="T14"/></text:p>
      <text:p text:style-name="P50"><text:span text:style-name="T11"/></text:p>
      <text:p text:style-name="P50"><text:span text:style-name="T11">Добавляем</text:span><text:span text:style-name="T9"> виртуальны</text:span><text:span text:style-name="T11">й</text:span><text:span text:style-name="T9"> сайт</text:span></text:p>
      <text:p text:style-name="_5f_code">cd /etc/apache2/sites-available/</text:p>
      <text:p text:style-name="_5f_code">sudo touch wordpress.com.conf</text:p>
      <text:p text:style-name="P50"><text:span text:style-name="T9">Содержимое файла:</text:span></text:p>
      <text:p text:style-name="_5f_code">&lt;VirtualHost *:80&gt;</text:p>
      <text:p text:style-name="P45"><text:s text:c="4"/>ServerAdmin admin@wordpress.<text:span text:style-name="T18">test</text:span></text:p>
      <text:p text:style-name="P45"><text:s text:c="4"/>ServerName wordpress.<text:span text:style-name="T18">test</text:span></text:p>
      <text:p text:style-name="P45"><text:s text:c="4"/>ServerAlias www.wordpress.<text:span text:style-name="T18">test</text:span></text:p>
      <text:p text:style-name="P45"><text:s text:c="4"/>DocumentRoot /var/www/wordpress.<text:span text:style-name="T18">test</text:span>/public_html</text:p>
      <text:p text:style-name="_5f_code"><text:s text:c="4"/>ErrorLog ${APACHE_LOG_DIR}/error.log</text:p>
      <text:p text:style-name="_5f_code"><text:s text:c="4"/>CustomLog ${APACHE_LOG_DIR}/access.log combined</text:p>
      <text:p text:style-name="_5f_code">&lt;/VirtualHost&gt;</text:p>
      <text:p text:style-name="P50"><text:span text:style-name="T9"/></text:p>
      <text:p text:style-name="_5f_code">sudo a2ensite wordpress.com</text:p>
      <text:p text:style-name="_5f_code">sudo apachectl configtest</text:p>
      <text:p text:style-name="_5f_code">sudo systemctl restart apache2</text:p>
      <text:p text:style-name="_5f_code">apache2ctl -S</text:p>
      <text:p text:style-name="P48">делаем базу данных</text:p>
      <text:p text:style-name="_5f_code"><text:soft-page-break/>sudo mysql -u root -p</text:p>
      <text:p text:style-name="_5f_code">DROP DATABASE wordpress;</text:p>
      <text:p text:style-name="_5f_code">CREATE DATABASE wordpress CHARACTER SET utf8 COLLATE utf8_general_ci;</text:p>
      <text:p text:style-name="_5f_code">CREATE USER 'wordpress'@'%' IDENTIFIED BY 'wordpress';</text:p>
      <text:p text:style-name="_5f_code">GRANT SELECT, INSERT, UPDATE, DELETE, CREATE, DROP, GRANT OPTION, REFERENCES, INDEX, ALTER, CREATE TEMPORARY TABLES, LOCK TABLES, CREATE VIEW, SHOW VIEW, CREATE ROUTINE, ALTER ROUTINE, EXECUTE ON wordpress.* TO 'wordpress'@'%';</text:p>
      <text:p text:style-name="_5f_code">FLUSH PRIVILEGES;</text:p>
      <text:p text:style-name="_5f_code">EXIT;</text:p>
      <text:p text:style-name="_5f_paragraph">Далее прописываем DNS в <text:span text:style-name="_5f_bold">C:\windows\system32\drivers\etc\hosts</text:span>. </text:p>
      <text:p text:style-name="_5f_code">192.168.2.202 wordpress.com</text:p>
      <text:p text:style-name="P46">Ставим <text:span text:style-name="T1">WP</text:span></text:p>
      <text:p text:style-name="P5"><text:span text:style-name="T1">Загрузите и распакуйте дистрибутив WordPress, перейдя по ссылке </text:span><text:a xlink:type="simple" xlink:href="http://ru.wordpress.org/releases/" text:style-name="Internet_20_link" text:visited-style-name="Visited_20_Internet_20_Link"><text:span text:style-name="T1">http://ru.wordpress.org/releases/</text:span></text:a><text:span text:style-name="T1">.</text:span></text:p>
      <text:p text:style-name="_5f_code">tar -xzvf latest.tar.gz</text:p>
      <text:p text:style-name="P6">распаковали в папке <text:span text:style-name="T1">wordpress</text:span></text:p>
      <text:p text:style-name="P4">Настройка файла wp-config.php</text:p>
      <text:p text:style-name="P7"><text:span text:style-name="T19">Это д</text:span>оступ к базе данных …</text:p>
      <text:p text:style-name="P8">запускаем</text:p>
      <text:p text:style-name="_5f_code">http://wordpress.com/wp-admin/install.php</text:p>
      <text:p text:style-name="P10">просит имя пользователя и пароль</text:p>
      <text:p text:style-name="P3">wordpress</text:p>
      <text:p text:style-name="P9">пароль FeHk5pG74R2zbXJR9G</text:p>
      <text:p text:style-name="P11">админка готова</text:p>
      <text:p text:style-name="P12">активируем тему и запускаем</text:p>
      <text:p text:style-name="P13">оно работает!!!</text:p>
      <text:p text:style-name="P14">база есть ищем книги. Важен механизм</text:p>
      <text:p text:style-name="P22">как <text:span text:style-name="T20">порубить</text:span><text:span text:style-name="T3"> pdf &amp;</text:span><text:span text:style-name="T1"> </text:span></text:p>
      <text:p text:style-name="_5f_heading_5f_top">Структура папок</text:p>
      <text:p text:style-name="P23"><text:span text:style-name="_5f_bold">WordPress</text:span> по умолчанию содержит три директории: <text:span text:style-name="_5f_bold">wp-admin</text:span>, <text:span text:style-name="_5f_bold">wp-content</text:span> и <text:span text:style-name="_5f_bold">wp-includes</text:span>. К файлам ядра относятся все файлы из директорий <text:span text:style-name="_5f_bold">wp-admin</text:span>, и <text:span text:style-name="_5f_bold">wp-includes</text:span>, а также большинство файлов из корневой директории <text:span text:style-name="_5f_bold">WordPress</text:span>. Директория <text:span text:style-name="_5f_bold">wp-content</text:span> содержит ваши произвольные файлы, включая темы, плагины и медиа. В ней расположен код, который контролирует управление контентом и его представлением в <text:span text:style-name="_5f_bold">WordPress</text:span>. HTML-содержимое <text:span text:style-name="_5f_bold">WordPress</text:span>, например страницы и записи, хранится в базе данных <text:span text:style-name="_5f_bold">MySQL</text:span> наряду с метаданными, такими как структуры тегов и категорий.</text:p>
      <text:p text:style-name="_5f_heading_5f_bottom">Файл wp-config.php</text:p>
      <text:p text:style-name="P24"><text:span text:style-name="_5f_bold">wp-config.php </text:span>содержит все настройки соединения с базой данных, включая имя базы данных, имя пользователя и пароль для доступа к базе данных MySQL. В нем также находится информация о дополнительной базе данных и другие тонкие настройки. <text:span text:style-name="_5f_bold">WordPress</text:span> сначала ищет файл wp-config в корневой директории, а потом, если не может найти его там, — в родительской. Это происходит автоматически, поэтому никаких изменений вносить не нужно.</text:p>
      <text:p text:style-name="P23">Префикс таблиц в базе данных WordPress.</text:p>
      <text:p text:style-name="_5f_code"><text:soft-page-break/>$table_prefix = 'wp_';</text:p>
      <text:p text:style-name="P26">Меняем префикс <text:span text:style-name="T30">на </text:span><text:span text:style-name="_5f_bold"><text:span text:style-name="T4">wpp_</text:span></text:span>. <text:span text:style-name="_5f_bold"><text:span text:style-name="T32">WordPress</text:span></text:span> переходит в режим начальной установки.</text:p>
      <text:p text:style-name="P25"><text:span text:style-name="T1">Admin / </text:span>BUYVRJH9My0IgrLdMJ</text:p>
      <text:p text:style-name="P27">Глянем в базу данных. <text:span text:style-name="T30">Видим два комплекта таблиц с прекфиксами </text:span><text:span text:style-name="_5f_bold"><text:span text:style-name="T30">wp_</text:span></text:span><text:span text:style-name="T4"> </text:span><text:span text:style-name="T30">и </text:span><text:span text:style-name="_5f_bold"><text:span text:style-name="T30">wpp_</text:span></text:span><text:span text:style-name="T30">.</text:span></text:p>
      <text:p text:style-name="P28">Соль для всего.</text:p>
      <text:p text:style-name="_5f_code">define( 'AUTH_KEY', <text:s text:c="8"/>'впишите сюда уникальную фразу' );</text:p>
      <text:p text:style-name="P28">и можно добавить кучу настроек, кторые по умолчанию не пишутся в файл</text:p>
      <text:p text:style-name="P28">Полная настройка на <text:a xlink:type="simple" xlink:href="https://wordpress.org/support/article/editing-wp-config-php/" text:style-name="Internet_20_link" text:visited-style-name="Visited_20_Internet_20_Link">https://wordpress.org/support/article/editing-wp-config-php/</text:a></text:p>
      <text:p text:style-name="_5f_heading_5f_top">Файл .htaccess</text:p>
      <text:p text:style-name="P29">.htaccess Файлы (или «распределенные файлы конфигурации») позволяют вносить изменения в конфигурацию для отдельных каталогов. Файл, содержащий одну или несколько директив конфигурации, помещается в конкретный каталог документов, и эти директивы применяются к этому каталогу и всем его подкаталогам.</text:p>
      <text:p text:style-name="P30">Офигенно интересно и сложно: <text:a xlink:type="simple" xlink:href="http://www.apache.ru/docs/man/mod/mod_rewrite.html" text:style-name="Internet_20_link" text:visited-style-name="Visited_20_Internet_20_Link">http://www.apache.ru/docs/man/mod/mod_rewrite.html</text:a></text:p>
      <text:p text:style-name="P30">Это как пример документации модуль апача <text:span text:style-name="_5f_bold">Module mod_rewrite URL Rewriting Engine</text:span>.</text:p>
      <text:p text:style-name="P31">В книге говорится что это просто (для того кто знает).</text:p>
      <text:p text:style-name="P31"/>
      <text:p text:style-name="_5f_heading_5f_top">Файл .maintenance </text:p>
      <text:p text:style-name="P32">Размещается в корневом каталоге. Содержимое </text:p>
      <text:p text:style-name="_5f_code">&lt;?php <text:span text:style-name="T5">$</text:span>upgrading = time(); ?&gt;</text:p>
      <text:p text:style-name="P33">Появляется при обновлении <text:span text:style-name="_5f_bold"><text:span text:style-name="T32">WordPress</text:span></text:span>. <text:span text:style-name="T33">Если поставить вручную, то появится сообщение «Временно недоступен из-за плановых работ. Зайдите через пару </text:span>минут».</text:p>
      <text:p text:style-name="P34">Если в папку <text:s/><text:span text:style-name="_5f_bold">wp-content</text:span> поместить файл <text:span text:style-name="_5f_bold">maintenance.php</text:span>, то при этом он будет выполнятся</text:p>
      <text:p text:style-name="_5f_code">&lt;?php echo('Регламентные работы'); ?&gt;</text:p>
      <text:p text:style-name="_5f_heading_5f_top"><text:span text:style-name="T31">Папка </text:span>wp-content </text:p>
      <text:p text:style-name="P38">В директории wp-content хранятся практически все файлы для пользовательской настройки WordPress. Здесь находятся ваши плагины, темы и дополнительные файлы для расширения WordPress в любом вообразимом направлении. В директории wp-content есть только один файл РНР — index.php. Вот его содержимое:</text:p>
      <text:p text:style-name="_5f_code">&lt;?php</text:p>
      <text:p text:style-name="_5f_code">// Silence is golden.</text:p>
      <text:p text:style-name="_5f_code">// Молчание - золото.</text:p>
      <text:p text:style-name="_5f_code">?&gt;</text:p>
      <text:p text:style-name="P38">Так зачем же он нужен? На самом деле это очень важный файл. Он не дает никому видеть список файлов в папке wp-contents. Если файл index.php не существует, а ваш веб-сервер позволяет составление списков файлов в директориях, зайдя на http://example.com/wp-contents, можно увидеть все файлы и папки в этой директории.</text:p>
      <text:p text:style-name="P41"><text:soft-page-break/><text:span text:style-name="T31">Папка</text:span><text:span text:style-name="T1"> </text:span><text:span text:style-name="T35">plugins</text:span><text:span text:style-name="T1"> </text:span></text:p>
      <text:p text:style-name="P38">Любые файлы в директории /p lugins сканируются WordPress, чтобы определить, является ли файл надлежащим образом отформатированным плагином W ordPress. Если файл определяется как плагин, он появляется в консоли администратора во вкладке Плагины ► Установленные и готов к активации.</text:p>
      <text:p text:style-name="P38"/>
      <text:p text:style-name="_5f_heading_5f_top">Папка mu-plugins</text:p>
      <text:p text:style-name="P36">WordPress автоматически подключает все php файлы из папки. Их нельзя отключить через админку.</text:p>
      <text:p text:style-name="P36"/>
      <text:p text:style-name="_5f_heading_5f_top">Папка themes</text:p>
      <text:p text:style-name="P39">Каждая тема должна существовать в собственной поддиректории и состоять из корректно оформленных файлов-шаблонов, чтобы WordPress распознал ее как тему, пригодную для использования. В директории темы должны иметься как минимум файлы index.php и style.css , а также правильная маркировка, чтобы тема отображалась в консоли администратора во вкладке Внешний вид ► Темы.</text:p>
      <text:p text:style-name="P39">Переключаются темы в админке.</text:p>
      <text:p text:style-name="_5f_heading_5f_top">Папка uploads</text:p>
      <text:p text:style-name="P39">WordPress хранит загруженные медиафайлы в папке uploads. Эта директория не существует в копии WordPress по умолчанию. Она создается при первой успешной загрузке файла в WordPress.</text:p>
      <text:p text:style-name="P39">По умолчанию WordPress хранит загрузки в папке по месяцам и годам. Так, загруженные изображения будут храниться примерно следующим образом:</text:p>
      <text:p text:style-name="_5f_code">/wp-content/uploads/2012/06/image.png</text:p>
      <text:p text:style-name="P39">Перед тем как вы сможете загружать какие-либо изображения или файлы в WordPress, необходимо разрешить запись информации в директорию /wp-content. <text:span text:style-name="T36">Как и где? ХЗ</text:span></text:p>
      <text:p text:style-name="P40">В мультисайте все по другому.</text:p>
      <text:p text:style-name="_5f_heading_5f_top">Папка <text:span text:style-name="T1">upgrade</text:span></text:p>
      <text:p text:style-name="P37">Появляется автоматически при обновлении</text:p>
      <text:p text:style-name="P37"/>
      <text:p text:style-name="_5f_heading_5f_top">Информации для отладки</text:p>
      <text:p text:style-name="P39">Активируйте отладку WordPress, отредактировав файл wp-config.php и установив значение параметра WP_DEBUG на true, </text:p>
      <text:p text:style-name="P39"/>
      <text:p text:style-name="P35">ядро</text:p>
      <text:p text:style-name="P35"/>
      <text:p text:style-name="P31"/>
      <text:p text:style-name="P31"/>
      <text:p text:style-name="_5f_heading_5f_top"><text:soft-page-break/>Хуки</text:p>
      <text:p text:style-name="_5f_heading_5f_top"/>
      <text:p text:style-name="_5f_heading_5f_top"/>
      <text:p text:style-name="P15">почему сразу хуки? <text:span text:style-name="T27">Основное понятие. Хуков очень много, чтобы имелась возможность влиять на любую часть сайта и админки.</text:span></text:p>
      <text:p text:style-name="P15">хук это возможность включить в ядро <text:span text:style-name="T1">cms </text:span>свои функции без изменения структуры работы ядра. </text:p>
      <text:p text:style-name="P17">Вызов <text:span text:style-name="T21">ф</text:span>ункции пользователя включаются в код исполнения. Пользователь определяет в какое место и с <text:span text:style-name="T21">каким</text:span> приоритетом исполняется его функция. Если <text:span text:style-name="T23">мы ничего не возвращаем </text:span><text:span text:style-name="_5f_bold"><text:span text:style-name="T21">WP</text:span></text:span>, то это событие. Если нужно что-то менять, то это так называемый фильтр. Мы полу</text:p>
      <text:p text:style-name="P17"><text:span text:style-name="T34">Если в паку </text:span>чаем от <text:span text:style-name="_5f_bold"><text:span text:style-name="T21">WP</text:span></text:span> то что допустимо получить в данном месте. Исправляем это и возвращаем <text:span text:style-name="T24">данные</text:span> назад в <text:span text:style-name="_5f_bold"><text:span text:style-name="T21">WP</text:span></text:span>. <text:span text:style-name="T23">Событие тоже получает </text:span><text:span text:style-name="T24">данные</text:span><text:span text:style-name="T23">, поскольку действия которые она будет выполнять зависят от той информации, которая была получена.</text:span></text:p>
      <text:p text:style-name="P16">Основная задача фильтра — дополнительно изменить значение какой-либо переменной при помощи произвольной функции, не затрагивая при этом основные файлы движка или плагинов.</text:p>
      <text:p text:style-name="P18">Не понятно место в котором включаются хуки. Для этого например в файле functions.php</text:p>
      <text:p text:style-name="_5f_heading_5f_top">functions.php</text:p>
      <text:p text:style-name="P18"><text:span text:style-name="T25">Это </text:span>файл темы (шаблона). <text:span text:style-name="_5f_bold">functions.php</text:span> располагается в папке темы и загружается каждый раз, во время просмотра внешней части сайта, в админ-панели и даже во время AJAX запросов. </text:p>
      <text:p text:style-name="P19">Теоретически вставка кода в <text:span text:style-name="_5f_bold">functions.php</text:span> равносильна установке плагина, но это не одно и тоже. Ведь при смене темы, мы получим совершенно другой <text:span text:style-name="_5f_bold">functions.php</text:span> и все внесенные изменения будут потеряны, а вот плагин останется, сколько тему не меняй. С этих соображений и нужно относится к файлу <text:span text:style-name="_5f_bold">functions.php</text:span>. Если добавляемый функционал относится не только к теме, но и к сайту в целом, то стоит задуматься о подключении его в виде плагина.</text:p>
      <text:p text:style-name="P18"><text:span text:style-name="T26">П</text:span>ример, код заменит текст в подвале админ-панели <text:span text:style-name="_5f_bold">WordPress</text:span>, на данные о количестве запросов к базе данных, времени генерации страницы и использовании памяти:</text:p>
      <text:p text:style-name="_5f_code">## Данные о количестве запросов к базе данных в подвале админки</text:p>
      <text:p text:style-name="_5f_code">add_filter( 'admin_footer_text', 'wp_usage' ); // в админке</text:p>
      <text:p text:style-name="_5f_code">add_filter( 'wp_footer', 'wp_usage' ); <text:s text:c="8"/>// на сайте</text:p>
      <text:p text:style-name="_5f_code">function wp_usage(){</text:p>
      <text:p text:style-name="_5f_code"><text:tab/>echo sprintf(</text:p>
      <text:p text:style-name="_5f_code"><text:tab/><text:tab/>__( 'SQL: %d за %s сек. %s MB', 'km' ),</text:p>
      <text:p text:style-name="_5f_code"><text:tab/><text:tab/>get_num_queries(),</text:p>
      <text:p text:style-name="_5f_code"><text:tab/><text:tab/>timer_stop( 0, 3 ),</text:p>
      <text:p text:style-name="_5f_code"><text:tab/><text:tab/>round( memory_get_peak_usage()/1024/1024, 2 )</text:p>
      <text:p text:style-name="_5f_code"><text:tab/>);</text:p>
      <text:p text:style-name="_5f_code">}</text:p>
      <text:p text:style-name="P20">Разбираем перед употреблением.</text:p>
      <text:p text:style-name="P18"><text:span text:style-name="_5f_bold">add_filter( $hook_name, $function, $priority, $args_num )</text:span> — добавляет/прикрепляет PHP функции к указанному фильтру. $priority <text:span text:style-name="T28">и</text:span> $args_num <text:span text:style-name="T28">по умолчанию 10 и 1.</text:span></text:p>
      <text:p text:style-name="P18"><text:span text:style-name="_5f_bold">admin_footer_text</text:span> - Позволяет изменить html блок с текстом "Спасибо вам за творчество с WordPress", отображаемый в админке внизу слева.</text:p>
      <text:p text:style-name="P18"><text:span text:style-name="_5f_bold">wp_footer </text:span>— <text:span text:style-name="T29">всегда используется во всех темах перед &lt;/body&gt;. Вывод подвала сайта.</text:span></text:p>
      <text:p text:style-name="_5f_code"><text:soft-page-break/>...</text:p>
      <text:p text:style-name="_5f_code">&lt;?php wp_footer(); ?&gt;</text:p>
      <text:p text:style-name="_5f_code">&lt;/body&gt;</text:p>
      <text:p text:style-name="_5f_code">…</text:p>
      <text:p text:style-name="P21">Открываем <text:span text:style-name="_5f_bold"><text:span text:style-name="T22">functions.php</text:span></text:span><text:span text:style-name="T22"> </text:span>и добавляем в конце код. <text:s/>SQL: 25 за 0,035 сек. 5.16 MB появился как в адмике так и на сайте.</text:p>
      <text:p text:style-name="_5f_heading_5f_top">functions.php против плагинов</text:p>
      <text:p text:style-name="P21">Теоретически вставка кода в <text:span text:style-name="_5f_bold">functions.php</text:span> равносильна установке плагина, но это не одно и тоже. Ведь при смене темы, мы получим совершенно другой <text:span text:style-name="_5f_bold">functions.php</text:span> и все внесенные изменения будут потеряны, а вот плагин останется, сколько тему не меняй. С этих соображений и нужно относится к файлу <text:span text:style-name="_5f_bold">functions.php</text:span>. Если добавляемый функционал относится не только к теме, но и к сайту в целом, то стоит задуматься о подключении его в виде плагина.</text:p>
      <text:p text:style-name="P21">Поэтому, давайте удалим его из functions.php и сделаем из него плагин - это просто!</text:p>
      <text:p text:style-name="P21">Чтобы создать плагин нужно создать файл с кодом ниже (название файла может быть любое), добавить его в каталог плагинов wp-content/plugins/ и активировать плагин в админ-панели:</text:p>
      <text:p text:style-name="_5f_code">&lt;?php</text:p>
      <text:p text:style-name="_5f_code">/**</text:p>
      <text:p text:style-name="_5f_code"><text:s/>* Plugin Name: my_plugin</text:p>
      <text:p text:style-name="_5f_code"><text:s/>* Description: Просто пробный плагин из учебника</text:p>
      <text:p text:style-name="_5f_code"><text:s/>*/</text:p>
      <text:p text:style-name="_5f_code"/>
      <text:p text:style-name="_5f_code">// код плагина</text:p>
      <text:p text:style-name="_5f_code"/>
      <text:p text:style-name="_5f_code">add_filter( 'admin_footer_text', 'wp_usage' );</text:p>
      <text:p text:style-name="_5f_code">function wp_usage(){</text:p>
      <text:p text:style-name="_5f_code"><text:tab/>echo sprintf(</text:p>
      <text:p text:style-name="_5f_code"><text:tab/><text:tab/>__( 'SQL: %d за %s сек. %s MB', 'km' ),</text:p>
      <text:p text:style-name="_5f_code"><text:tab/><text:tab/>get_num_queries(),</text:p>
      <text:p text:style-name="_5f_code"><text:tab/><text:tab/>timer_stop( 0, 3 ),</text:p>
      <text:p text:style-name="_5f_code"><text:tab/><text:tab/>round( memory_get_peak_usage()/1024/1024, 2 )</text:p>
      <text:p text:style-name="_5f_code"><text:tab/>);</text:p>
      <text:p text:style-name="_5f_code">}</text:p>
      <text:p text:style-name="P21">Если нет желания видеть еще один плагин в админ-панели, то можно использовать Must-Use плагины.</text:p>
      <text:p text:style-name="_5f_heading_5f_top">Как работают хуки в WordPress (фильтры и события)</text:p>
      <text:p text:style-name="P21">https://wp-kama.ru/id_6680/kak-rabotayut-huki.html</text:p>
      <text:p text:style-name="_5f_comment">дальше читам книгу по вордпресс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6T23:36:18.987000000</dc:date>
    <meta:editing-duration>PT19H48M15S</meta:editing-duration>
    <meta:editing-cycles>66</meta:editing-cycles>
    <meta:document-statistic meta:table-count="0" meta:image-count="0" meta:object-count="0" meta:page-count="6" meta:paragraph-count="166" meta:word-count="1511" meta:character-count="10990" meta:non-whitespace-character-count="9560"/>
  </office:meta>
</office:document-meta>
</file>